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493cm" fo:min-width="2.59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1.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1" svg:stroke-width="0.018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1f497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146cm" fo:min-width="0.438cm"/>
    </style:style>
    <style:style style:name="gr1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3.252cm" svg:height="1.903cm" svg:x="0.465cm" svg:y="8.493cm">
          <text:p text:style-name="P1"><text:span text:style-name="T1">Datensatz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3" draw:layer="layout" svg:width="3.249cm" svg:height="4.691cm" svg:x="0.47cm" svg:y="11.708cm">
          <text:p/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4" draw:layer="layout" svg:width="4.708cm" svg:height="1.903cm" svg:x="5.477cm" svg:y="3.188cm">
          <text:p text:style-name="P1"><text:span text:style-name="T1">Config-Daten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3" draw:text-style-name="P2" draw:layer="layout" svg:width="4.708cm" svg:height="1.903cm" svg:x="13cm" svg:y="11.95cm">
          <text:p text:style-name="P1"><text:span text:style-name="T1">Ergebnis-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3" draw:text-style-name="P2" draw:layer="layout" svg:width="4.708cm" svg:height="1.903cm" svg:x="13cm" svg:y="14.45cm">
          <text:p text:style-name="P1"><text:span text:style-name="T1">Log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" draw:text-style-name="P4" draw:layer="layout" svg:width="4.518cm" svg:height="1.903cm" svg:x="25.88cm" svg:y="1.95cm">
          <text:p text:style-name="P1"><text:span text:style-name="T1">Menü-Anzeige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" draw:text-style-name="P2" draw:layer="layout" svg:width="4.708cm" svg:height="1.903cm" svg:x="5.48cm" svg:y="5.524cm">
          <text:p text:style-name="P1"><text:span text:style-name="T1">Suchchronik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" draw:text-style-name="P2" draw:layer="layout" svg:width="4.708cm" svg:height="1.903cm" svg:x="5.48cm" svg:y="11.708cm">
          <text:p text:style-name="P1"><text:span text:style-name="T1">Suchanfrage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3" draw:text-style-name="P2" draw:layer="layout" svg:width="4.708cm" svg:height="1.903cm" svg:x="13cm" svg:y="4.45cm">
          <text:p text:style-name="P1"><text:span text:style-name="T1">Videoplayer-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3" draw:text-style-name="P2" draw:layer="layout" svg:width="4.734cm" svg:height="1.903cm" svg:x="13cm" svg:y="1.95cm">
          <text:p text:style-name="P1"><text:span text:style-name="T1">Fotoviewer-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3" draw:text-style-name="P2" draw:layer="layout" svg:width="4.708cm" svg:height="1.903cm" svg:x="5.48cm" svg:y="8.499cm">
          <text:p text:style-name="P1"><text:span text:style-name="T1">Datensatz-komponente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3" draw:text-style-name="P2" draw:layer="layout" svg:width="4.708cm" svg:height="1.903cm" svg:x="13cm" svg:y="6.95cm">
          <text:p text:style-name="P1"><text:span text:style-name="T1">Navigation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3" draw:text-style-name="P2" draw:layer="layout" svg:width="4.708cm" svg:height="1.903cm" svg:x="13cm" svg:y="9.45cm">
          <text:p text:style-name="P1"><text:span text:style-name="T1">Suchvorgang-Manag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3" draw:text-style-name="P4" draw:layer="layout" svg:width="4.519cm" svg:height="1.909cm" svg:x="25.88cm" svg:y="15.696cm">
          <text:p text:style-name="P1"><text:span text:style-name="T1">Ergebnis-Anzeige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3" draw:text-style-name="P4" draw:layer="layout" svg:width="4.519cm" svg:height="1.909cm" svg:x="25.88cm" svg:y="11.296cm">
          <text:p text:style-name="P1"><text:span text:style-name="T1">Parameter-Anzeige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3" draw:text-style-name="P4" draw:layer="layout" svg:width="4.519cm" svg:height="1.909cm" svg:x="25.88cm" svg:y="6.4cm">
          <text:p text:style-name="P1"><text:span text:style-name="T1">Datensatz-Anzeige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3" draw:text-style-name="P4" draw:layer="layout" svg:width="4.519cm" svg:height="1.909cm" svg:x="25.88cm" svg:y="13.496cm">
          <text:p text:style-name="P1"><text:span text:style-name="T1">Überprüfung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4" draw:text-style-name="P3" draw:layer="layout" svg:width="1.8cm" svg:height="0.01cm" svg:x="3.72cm" svg:y="12.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9" draw:style-name="gr4" draw:text-style-name="P3" draw:layer="layout" svg:width="1.8cm" svg:height="0.01cm" svg:x="3.717cm" svg:y="9.44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1" draw:style-name="gr3" draw:text-style-name="P4" draw:layer="layout" svg:width="4.203cm" svg:height="1.903cm" svg:x="20.291cm" svg:y="9.009cm">
          <text:p text:style-name="P1"><text:span text:style-name="T1">MainWindow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5" draw:text-style-name="P3" draw:layer="layout" svg:width="1.399cm" svg:height="6.959cm" svg:x="24.494cm" svg:y="2.99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5" draw:style-name="gr5" draw:text-style-name="P3" draw:layer="layout" svg:width="1.399cm" svg:height="2.207cm" svg:x="24.494cm" svg:y="9.96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5" draw:text-style-name="P3" draw:layer="layout" svg:width="1.399cm" svg:height="4.595cm" svg:x="24.494cm" svg:y="9.96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6" draw:text-style-name="P4" draw:layer="layout" svg:width="3.067cm" svg:height="1.097cm" svg:x="6.761cm" svg:y="0.549cm">
          <text:p text:style-name="P5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4" draw:layer="layout" svg:width="3.067cm" svg:height="1.097cm" svg:x="25.448cm" svg:y="0.417cm">
          <text:p text:style-name="P5"><text:span text:style-name="T2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4" draw:layer="layout" svg:width="3.729cm" svg:height="1.097cm" svg:x="13.772cm" svg:y="0.479cm">
          <text:p text:style-name="P5"><text:span text:style-name="T2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3" draw:layer="layout" svg:width="6.623cm" svg:height="17.899cm" svg:x="12.2cm" svg:y="0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" draw:text-style-name="P3" draw:layer="layout" svg:width="11.599cm" svg:height="17.899cm" svg:x="20cm" svg:y="0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3" draw:layer="layout" svg:width="5.97cm" svg:height="17.899cm" svg:x="4.989cm" svg:y="0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" draw:text-style-name="P3" draw:layer="layout" svg:width="33.13cm" svg:height="18.567cm" svg:x="0.126cm" svg:y="0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" draw:text-style-name="P3" draw:layer="layout" svg:width="0.688cm" svg:height="0.052cm" draw:transform="rotate (0.0349065850398866) translate (25.149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5" draw:style-name="gr3" draw:text-style-name="P4" draw:layer="layout" svg:width="3.119cm" svg:height="0.999cm" svg:x="27.4cm" svg:y="8.696cm">
          <text:p text:style-name="P1"><text:span text:style-name="T3">Fotoview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6" draw:style-name="gr3" draw:text-style-name="P4" draw:layer="layout" svg:width="3.119cm" svg:height="0.999cm" svg:x="27.4cm" svg:y="10.057cm">
          <text:p text:style-name="P1"><text:span text:style-name="T3">Videoplayer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7" draw:style-name="gr5" draw:text-style-name="P3" draw:layer="layout" svg:width="1.244cm" svg:height="1.895cm" svg:x="26.155cm" svg:y="8.30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8" draw:style-name="gr5" draw:text-style-name="P3" draw:layer="layout" svg:width="1.244cm" svg:height="0.895cm" svg:x="26.155cm" svg:y="8.30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9" draw:style-name="gr3" draw:text-style-name="P4" draw:layer="layout" svg:width="4.518cm" svg:height="1.903cm" svg:x="25.881cm" svg:y="4.2cm">
          <text:p text:style-name="P1"><text:span text:style-name="T1">Bibliothek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0" draw:style-name="gr5" draw:text-style-name="P3" draw:layer="layout" svg:width="1.399cm" svg:height="6.788cm" svg:x="24.494cm" svg:y="10.01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1" draw:style-name="gr5" draw:text-style-name="P3" draw:layer="layout" svg:width="1.399cm" svg:height="2.51cm" svg:x="24.495cm" svg:y="7.39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Shape 42" draw:style-name="gr6" draw:text-style-name="P2" draw:layer="layout" svg:width="3.703cm" svg:height="1.8cm" svg:x="0.25cm" svg:y="12cm">
          <text:p text:style-name="P1"><text:span text:style-name="T4">Such-algorithm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" draw:text-style-name="P2" draw:layer="layout" svg:width="2.999cm" svg:height="1.909cm" svg:x="0.6cm" svg:y="14.096cm">
          <text:p text:style-name="P1"><text:span text:style-name="T3">Testsuch-verfahren</text:span></text:p>
          <draw:enhanced-geometry draw:mirror-horizontal="false" draw:mirror-vertical="false" svg:viewBox="0 0 0 0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9" draw:text-style-name="P6" draw:layer="layout" svg:width="1.17cm" svg:height="0.79cm" svg:x="1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.17cm" svg:height="0.79cm" svg:x="18.823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245%" draw:distance="17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1T16:15:38.990000000</dc:date>
    <meta:editing-duration>PT9M26S</meta:editing-duration>
    <meta:editing-cycles>2</meta:editing-cycles>
    <meta:generator>LibreOffice/4.3.7.2$Windows_x86 LibreOffice_project/8a35821d8636a03b8bf4e15b48f59794652c68ba</meta:generator>
    <meta:document-statistic meta:object-count="62"/>
  </office:meta>
</office:document-meta>
</file>